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28in"/>
    </style:style>
    <style:style style:name="co2" style:family="table-column">
      <style:table-column-properties fo:break-before="auto" style:column-width="1.5618in"/>
    </style:style>
    <style:style style:name="co3" style:family="table-column">
      <style:table-column-properties fo:break-before="auto" style:column-width="1.4827in"/>
    </style:style>
    <style:style style:name="co4" style:family="table-column">
      <style:table-column-properties fo:break-before="auto" style:column-width="2.1736in"/>
    </style:style>
    <style:style style:name="co5" style:family="table-column">
      <style:table-column-properties fo:break-before="auto" style:column-width="2.9217in"/>
    </style:style>
    <style:style style:name="co6" style:family="table-column">
      <style:table-column-properties fo:break-before="auto" style:column-width="1.0173in"/>
    </style:style>
    <style:style style:name="co7" style:family="table-column">
      <style:table-column-properties fo:break-before="auto" style:column-width="0.8354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100ms">
      <style:table-properties table:display="true" style:writing-mode="lr-tb"/>
    </style:style>
    <style:style style:name="ta2" style:family="table" style:master-page-name="PageStyle_5f_500ms">
      <style:table-properties table:display="true" style:writing-mode="lr-tb"/>
    </style:style>
    <style:style style:name="ta3" style:family="table" style:master-page-name="PageStyle_5f_800ms">
      <style:table-properties table:display="true" style:writing-mode="lr-tb"/>
    </style:style>
    <style:style style:name="ta4" style:family="table" style:master-page-name="PageStyle_5f_1300ms">
      <style:table-properties table:display="true" style:writing-mode="lr-tb"/>
    </style:style>
    <style:style style:name="ta5" style:family="table" style:master-page-name="PageStyle_5f_2100ms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06pt solid #000000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00m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8" table:default-cell-style-name="Default"/>
        <table:table-row table:style-name="ro1">
          <table:table-cell table:style-name="ce1" office:value-type="string" calcext:value-type="string">
            <text:p>node_count</text:p>
          </table:table-cell>
          <table:table-cell table:style-name="ce1" office:value-type="string" calcext:value-type="string">
            <text:p>ping_interval</text:p>
          </table:table-cell>
          <table:table-cell table:style-name="ce1" office:value-type="string" calcext:value-type="string">
            <text:p>distance_cm</text:p>
          </table:table-cell>
          <table:table-cell table:style-name="ce1" office:value-type="string" calcext:value-type="string">
            <text:p>local_sent_packets</text:p>
          </table:table-cell>
          <table:table-cell table:style-name="ce1" office:value-type="string" calcext:value-type="string">
            <text:p>remote_received_packets</text:p>
          </table:table-cell>
          <table:table-cell table:style-name="ce4" office:value-type="string" calcext:value-type="string">
            <text:p>location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95" calcext:value-type="float">
            <text:p>195</text:p>
          </table:table-cell>
          <table:table-cell table:style-name="ce2" table:formula="of:=[.D2]" office:value-type="float" office:value="195" calcext:value-type="float">
            <text:p>19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95" calcext:value-type="float">
            <text:p>195</text:p>
          </table:table-cell>
          <table:table-cell table:style-name="ce2" table:formula="of:=[.D3]" office:value-type="float" office:value="195" calcext:value-type="float">
            <text:p>19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95" calcext:value-type="float">
            <text:p>195</text:p>
          </table:table-cell>
          <table:table-cell table:style-name="ce2" table:formula="of:=[.D4]" office:value-type="float" office:value="195" calcext:value-type="float">
            <text:p>19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95" calcext:value-type="float">
            <text:p>195</text:p>
          </table:table-cell>
          <table:table-cell table:style-name="ce2" table:formula="of:=[.D5]" office:value-type="float" office:value="195" calcext:value-type="float">
            <text:p>19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95" calcext:value-type="float">
            <text:p>195</text:p>
          </table:table-cell>
          <table:table-cell table:style-name="ce2" table:formula="of:=[.D6]" office:value-type="float" office:value="195" calcext:value-type="float">
            <text:p>19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table:formula="of:=[.D7]" office:value-type="float" office:value="195" calcext:value-type="float">
            <text:p>19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table:formula="of:=[.D8]" office:value-type="float" office:value="195" calcext:value-type="float">
            <text:p>19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table:formula="of:=[.D9]" office:value-type="float" office:value="195" calcext:value-type="float">
            <text:p>19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table:formula="of:=[.D10]" office:value-type="float" office:value="195" calcext:value-type="float">
            <text:p>19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96" calcext:value-type="float">
            <text:p>196</text:p>
          </table:table-cell>
          <table:table-cell table:style-name="ce2" table:formula="of:=[.D11]" office:value-type="float" office:value="196" calcext:value-type="float">
            <text:p>196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92" calcext:value-type="float">
            <text:p>192</text:p>
          </table:table-cell>
          <table:table-cell table:style-name="ce2" table:formula="of:=[.D12]" office:value-type="float" office:value="192" calcext:value-type="float">
            <text:p>192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table:formula="of:=[.D13]" office:value-type="float" office:value="195" calcext:value-type="float">
            <text:p>19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table:formula="of:=[.D14]" office:value-type="float" office:value="195" calcext:value-type="float">
            <text:p>19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table:formula="of:=[.D15]" office:value-type="float" office:value="195" calcext:value-type="float">
            <text:p>19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table:formula="of:=[.D16]" office:value-type="float" office:value="195" calcext:value-type="float">
            <text:p>19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table:formula="of:=[.D17]" office:value-type="float" office:value="195" calcext:value-type="float">
            <text:p>19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table:formula="of:=[.D18]" office:value-type="float" office:value="195" calcext:value-type="float">
            <text:p>19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table:formula="of:=[.D19]" office:value-type="float" office:value="195" calcext:value-type="float">
            <text:p>19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table:formula="of:=[.D20]" office:value-type="float" office:value="195" calcext:value-type="float">
            <text:p>19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table:formula="of:=[.D21]" office:value-type="float" office:value="195" calcext:value-type="float">
            <text:p>19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 table:number-rows-repeated="9">
          <table:table-cell table:style-name="ce3" table:number-columns-repeated="5"/>
          <table:table-cell table:number-columns-repeated="59"/>
        </table:table-row>
        <table:table-row table:style-name="ro2" table:number-rows-repeated="1048543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500ms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8" table:default-cell-style-name="Default"/>
        <table:table-row table:style-name="ro1">
          <table:table-cell table:style-name="ce1" office:value-type="string" calcext:value-type="string">
            <text:p>node_count</text:p>
          </table:table-cell>
          <table:table-cell table:style-name="ce1" office:value-type="string" calcext:value-type="string">
            <text:p>ping_interval</text:p>
          </table:table-cell>
          <table:table-cell table:style-name="ce1" office:value-type="string" calcext:value-type="string">
            <text:p>distance_cm</text:p>
          </table:table-cell>
          <table:table-cell table:style-name="ce1" office:value-type="string" calcext:value-type="string">
            <text:p>local_sent_packets</text:p>
          </table:table-cell>
          <table:table-cell table:style-name="ce1" office:value-type="string" calcext:value-type="string">
            <text:p>remote_received_packets</text:p>
          </table:table-cell>
          <table:table-cell table:style-name="ce4" office:value-type="string" calcext:value-type="string">
            <text:p>location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D2]" office:value-type="float" office:value="39" calcext:value-type="float">
            <text:p>39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D3]" office:value-type="float" office:value="39" calcext:value-type="float">
            <text:p>39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D4]" office:value-type="float" office:value="39" calcext:value-type="float">
            <text:p>39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D5]" office:value-type="float" office:value="39" calcext:value-type="float">
            <text:p>39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D6]" office:value-type="float" office:value="39" calcext:value-type="float">
            <text:p>39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D7]" office:value-type="float" office:value="39" calcext:value-type="float">
            <text:p>39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D8]" office:value-type="float" office:value="39" calcext:value-type="float">
            <text:p>39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D9]" office:value-type="float" office:value="39" calcext:value-type="float">
            <text:p>39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D10]" office:value-type="float" office:value="39" calcext:value-type="float">
            <text:p>39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D11]" office:value-type="float" office:value="39" calcext:value-type="float">
            <text:p>39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D12]" office:value-type="float" office:value="39" calcext:value-type="float">
            <text:p>39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D13]" office:value-type="float" office:value="39" calcext:value-type="float">
            <text:p>39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D14]" office:value-type="float" office:value="39" calcext:value-type="float">
            <text:p>39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D15]" office:value-type="float" office:value="39" calcext:value-type="float">
            <text:p>39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D16]" office:value-type="float" office:value="39" calcext:value-type="float">
            <text:p>39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D17]" office:value-type="float" office:value="39" calcext:value-type="float">
            <text:p>39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D18]" office:value-type="float" office:value="39" calcext:value-type="float">
            <text:p>39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D19]" office:value-type="float" office:value="39" calcext:value-type="float">
            <text:p>39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D20]" office:value-type="float" office:value="39" calcext:value-type="float">
            <text:p>39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D21]" office:value-type="float" office:value="39" calcext:value-type="float">
            <text:p>39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D22]" office:value-type="float" office:value="39" calcext:value-type="float">
            <text:p>39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D23]" office:value-type="float" office:value="39" calcext:value-type="float">
            <text:p>39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D24]" office:value-type="float" office:value="39" calcext:value-type="float">
            <text:p>39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D25]" office:value-type="float" office:value="39" calcext:value-type="float">
            <text:p>39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D26]" office:value-type="float" office:value="39" calcext:value-type="float">
            <text:p>39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D27]" office:value-type="float" office:value="39" calcext:value-type="float">
            <text:p>39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D28]" office:value-type="float" office:value="39" calcext:value-type="float">
            <text:p>39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D29]" office:value-type="float" office:value="39" calcext:value-type="float">
            <text:p>39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D30]" office:value-type="float" office:value="39" calcext:value-type="float">
            <text:p>39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D31]" office:value-type="float" office:value="39" calcext:value-type="float">
            <text:p>39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2" table:number-rows-repeated="104854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800ms" table:style-name="ta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8" table:default-cell-style-name="Default"/>
        <table:table-row table:style-name="ro1">
          <table:table-cell table:style-name="ce1" office:value-type="string" calcext:value-type="string">
            <text:p>node_count</text:p>
          </table:table-cell>
          <table:table-cell table:style-name="ce1" office:value-type="string" calcext:value-type="string">
            <text:p>ping_interval</text:p>
          </table:table-cell>
          <table:table-cell table:style-name="ce1" office:value-type="string" calcext:value-type="string">
            <text:p>distance_cm</text:p>
          </table:table-cell>
          <table:table-cell table:style-name="ce1" office:value-type="string" calcext:value-type="string">
            <text:p>local_sent_packets</text:p>
          </table:table-cell>
          <table:table-cell table:style-name="ce1" office:value-type="string" calcext:value-type="string">
            <text:p>remote_received_packets</text:p>
          </table:table-cell>
          <table:table-cell table:style-name="ce4" office:value-type="string" calcext:value-type="string">
            <text:p>location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[.D2]" office:value-type="float" office:value="24" calcext:value-type="float">
            <text:p>24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[.D3]" office:value-type="float" office:value="24" calcext:value-type="float">
            <text:p>24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[.D4]" office:value-type="float" office:value="24" calcext:value-type="float">
            <text:p>24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[.D5]" office:value-type="float" office:value="24" calcext:value-type="float">
            <text:p>24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[.D6]" office:value-type="float" office:value="24" calcext:value-type="float">
            <text:p>24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[.D7]" office:value-type="float" office:value="24" calcext:value-type="float">
            <text:p>24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[.D8]" office:value-type="float" office:value="24" calcext:value-type="float">
            <text:p>24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[.D9]" office:value-type="float" office:value="24" calcext:value-type="float">
            <text:p>24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[.D10]" office:value-type="float" office:value="24" calcext:value-type="float">
            <text:p>24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[.D11]" office:value-type="float" office:value="24" calcext:value-type="float">
            <text:p>24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[.D12]" office:value-type="float" office:value="24" calcext:value-type="float">
            <text:p>24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[.D13]" office:value-type="float" office:value="24" calcext:value-type="float">
            <text:p>24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[.D14]" office:value-type="float" office:value="24" calcext:value-type="float">
            <text:p>24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[.D15]" office:value-type="float" office:value="24" calcext:value-type="float">
            <text:p>24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[.D16]" office:value-type="float" office:value="24" calcext:value-type="float">
            <text:p>24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800" calcext:value-type="float">
            <text:p>800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[.D17]" office:value-type="float" office:value="24" calcext:value-type="float">
            <text:p>24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800" calcext:value-type="float">
            <text:p>800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[.D18]" office:value-type="float" office:value="24" calcext:value-type="float">
            <text:p>24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800" calcext:value-type="float">
            <text:p>800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[.D19]" office:value-type="float" office:value="24" calcext:value-type="float">
            <text:p>24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800" calcext:value-type="float">
            <text:p>800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[.D20]" office:value-type="float" office:value="24" calcext:value-type="float">
            <text:p>24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800" calcext:value-type="float">
            <text:p>800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[.D21]" office:value-type="float" office:value="24" calcext:value-type="float">
            <text:p>24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[.D22]" office:value-type="float" office:value="24" calcext:value-type="float">
            <text:p>24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[.D23]" office:value-type="float" office:value="24" calcext:value-type="float">
            <text:p>24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[.D24]" office:value-type="float" office:value="24" calcext:value-type="float">
            <text:p>24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[.D25]" office:value-type="float" office:value="24" calcext:value-type="float">
            <text:p>24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[.D26]" office:value-type="float" office:value="24" calcext:value-type="float">
            <text:p>24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[.D27]" office:value-type="float" office:value="24" calcext:value-type="float">
            <text:p>24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[.D28]" office:value-type="float" office:value="24" calcext:value-type="float">
            <text:p>24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[.D29]" office:value-type="float" office:value="24" calcext:value-type="float">
            <text:p>24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[.D30]" office:value-type="float" office:value="24" calcext:value-type="float">
            <text:p>24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[.D31]" office:value-type="float" office:value="24" calcext:value-type="float">
            <text:p>24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2" table:number-rows-repeated="104854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1300ms" table:style-name="ta4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8" table:default-cell-style-name="Default"/>
        <table:table-row table:style-name="ro1">
          <table:table-cell table:style-name="ce1" office:value-type="string" calcext:value-type="string">
            <text:p>node_count</text:p>
          </table:table-cell>
          <table:table-cell table:style-name="ce1" office:value-type="string" calcext:value-type="string">
            <text:p>ping_interval</text:p>
          </table:table-cell>
          <table:table-cell table:style-name="ce1" office:value-type="string" calcext:value-type="string">
            <text:p>distance_cm</text:p>
          </table:table-cell>
          <table:table-cell table:style-name="ce1" office:value-type="string" calcext:value-type="string">
            <text:p>local_sent_packets</text:p>
          </table:table-cell>
          <table:table-cell table:style-name="ce1" office:value-type="string" calcext:value-type="string">
            <text:p>remote_received_packets</text:p>
          </table:table-cell>
          <table:table-cell table:style-name="ce4" office:value-type="string" calcext:value-type="string">
            <text:p>location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D2]" office:value-type="float" office:value="15" calcext:value-type="float">
            <text:p>1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D3]" office:value-type="float" office:value="15" calcext:value-type="float">
            <text:p>1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D4]" office:value-type="float" office:value="15" calcext:value-type="float">
            <text:p>1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D5]" office:value-type="float" office:value="15" calcext:value-type="float">
            <text:p>1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D6]" office:value-type="float" office:value="15" calcext:value-type="float">
            <text:p>1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D7]" office:value-type="float" office:value="15" calcext:value-type="float">
            <text:p>1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D8]" office:value-type="float" office:value="15" calcext:value-type="float">
            <text:p>1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D9]" office:value-type="float" office:value="15" calcext:value-type="float">
            <text:p>1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D10]" office:value-type="float" office:value="15" calcext:value-type="float">
            <text:p>1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D11]" office:value-type="float" office:value="15" calcext:value-type="float">
            <text:p>1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D12]" office:value-type="float" office:value="15" calcext:value-type="float">
            <text:p>1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D13]" office:value-type="float" office:value="15" calcext:value-type="float">
            <text:p>1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D14]" office:value-type="float" office:value="15" calcext:value-type="float">
            <text:p>1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D15]" office:value-type="float" office:value="15" calcext:value-type="float">
            <text:p>1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D16]" office:value-type="float" office:value="15" calcext:value-type="float">
            <text:p>1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D17]" office:value-type="float" office:value="15" calcext:value-type="float">
            <text:p>1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D18]" office:value-type="float" office:value="15" calcext:value-type="float">
            <text:p>1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D19]" office:value-type="float" office:value="15" calcext:value-type="float">
            <text:p>1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D20]" office:value-type="float" office:value="15" calcext:value-type="float">
            <text:p>1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D21]" office:value-type="float" office:value="15" calcext:value-type="float">
            <text:p>1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D22]" office:value-type="float" office:value="15" calcext:value-type="float">
            <text:p>1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D23]" office:value-type="float" office:value="15" calcext:value-type="float">
            <text:p>1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D24]" office:value-type="float" office:value="15" calcext:value-type="float">
            <text:p>1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D25]" office:value-type="float" office:value="15" calcext:value-type="float">
            <text:p>1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D26]" office:value-type="float" office:value="15" calcext:value-type="float">
            <text:p>1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D27]" office:value-type="float" office:value="15" calcext:value-type="float">
            <text:p>1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D28]" office:value-type="float" office:value="15" calcext:value-type="float">
            <text:p>1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D29]" office:value-type="float" office:value="15" calcext:value-type="float">
            <text:p>1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D30]" office:value-type="float" office:value="15" calcext:value-type="float">
            <text:p>1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D31]" office:value-type="float" office:value="15" calcext:value-type="float">
            <text:p>1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float" office:value="16000" calcext:value-type="float">
            <text:p>1600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D32]" office:value-type="float" office:value="15" calcext:value-type="float">
            <text:p>1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float" office:value="16000" calcext:value-type="float">
            <text:p>1600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D33]" office:value-type="float" office:value="15" calcext:value-type="float">
            <text:p>1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float" office:value="16000" calcext:value-type="float">
            <text:p>1600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D34]" office:value-type="float" office:value="15" calcext:value-type="float">
            <text:p>1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float" office:value="16000" calcext:value-type="float">
            <text:p>1600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D35]" office:value-type="float" office:value="15" calcext:value-type="float">
            <text:p>1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float" office:value="16000" calcext:value-type="float">
            <text:p>1600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D36]" office:value-type="float" office:value="15" calcext:value-type="float">
            <text:p>1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float" office:value="21000" calcext:value-type="float">
            <text:p>2100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D37]" office:value-type="float" office:value="15" calcext:value-type="float">
            <text:p>1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float" office:value="21000" calcext:value-type="float">
            <text:p>2100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D38]" office:value-type="float" office:value="15" calcext:value-type="float">
            <text:p>1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float" office:value="21000" calcext:value-type="float">
            <text:p>2100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D39]" office:value-type="float" office:value="15" calcext:value-type="float">
            <text:p>1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float" office:value="21000" calcext:value-type="float">
            <text:p>2100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D40]" office:value-type="float" office:value="15" calcext:value-type="float">
            <text:p>1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float" office:value="21000" calcext:value-type="float">
            <text:p>2100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D41]" office:value-type="float" office:value="15" calcext:value-type="float">
            <text:p>15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2" table:number-rows-repeated="104853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2100ms" table:style-name="ta5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8" table:default-cell-style-name="Default"/>
        <table:table-row table:style-name="ro1">
          <table:table-cell table:style-name="ce1" office:value-type="string" calcext:value-type="string">
            <text:p>node_count</text:p>
          </table:table-cell>
          <table:table-cell table:style-name="ce1" office:value-type="string" calcext:value-type="string">
            <text:p>ping_interval</text:p>
          </table:table-cell>
          <table:table-cell table:style-name="ce1" office:value-type="string" calcext:value-type="string">
            <text:p>distance_cm</text:p>
          </table:table-cell>
          <table:table-cell table:style-name="ce1" office:value-type="string" calcext:value-type="string">
            <text:p>local_sent_packets</text:p>
          </table:table-cell>
          <table:table-cell table:style-name="ce1" office:value-type="string" calcext:value-type="string">
            <text:p>remote_received_packets</text:p>
          </table:table-cell>
          <table:table-cell table:style-name="ce4" office:value-type="string" calcext:value-type="string">
            <text:p>location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D2]" office:value-type="float" office:value="9" calcext:value-type="float">
            <text:p>9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D3]" office:value-type="float" office:value="9" calcext:value-type="float">
            <text:p>9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D4]" office:value-type="float" office:value="9" calcext:value-type="float">
            <text:p>9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D5]" office:value-type="float" office:value="9" calcext:value-type="float">
            <text:p>9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D6]" office:value-type="float" office:value="9" calcext:value-type="float">
            <text:p>9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D7]" office:value-type="float" office:value="9" calcext:value-type="float">
            <text:p>9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D8]" office:value-type="float" office:value="9" calcext:value-type="float">
            <text:p>9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D9]" office:value-type="float" office:value="9" calcext:value-type="float">
            <text:p>9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D10]" office:value-type="float" office:value="9" calcext:value-type="float">
            <text:p>9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D11]" office:value-type="float" office:value="9" calcext:value-type="float">
            <text:p>9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D12]" office:value-type="float" office:value="9" calcext:value-type="float">
            <text:p>9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D13]" office:value-type="float" office:value="9" calcext:value-type="float">
            <text:p>9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D14]" office:value-type="float" office:value="9" calcext:value-type="float">
            <text:p>9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D15]" office:value-type="float" office:value="9" calcext:value-type="float">
            <text:p>9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D16]" office:value-type="float" office:value="9" calcext:value-type="float">
            <text:p>9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D17]" office:value-type="float" office:value="9" calcext:value-type="float">
            <text:p>9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D18]" office:value-type="float" office:value="9" calcext:value-type="float">
            <text:p>9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D19]" office:value-type="float" office:value="9" calcext:value-type="float">
            <text:p>9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D20]" office:value-type="float" office:value="9" calcext:value-type="float">
            <text:p>9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D21]" office:value-type="float" office:value="9" calcext:value-type="float">
            <text:p>9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D22]" office:value-type="float" office:value="9" calcext:value-type="float">
            <text:p>9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D23]" office:value-type="float" office:value="9" calcext:value-type="float">
            <text:p>9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D24]" office:value-type="float" office:value="9" calcext:value-type="float">
            <text:p>9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D25]" office:value-type="float" office:value="9" calcext:value-type="float">
            <text:p>9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D26]" office:value-type="float" office:value="9" calcext:value-type="float">
            <text:p>9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D27]" office:value-type="float" office:value="9" calcext:value-type="float">
            <text:p>9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D28]" office:value-type="float" office:value="9" calcext:value-type="float">
            <text:p>9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D29]" office:value-type="float" office:value="9" calcext:value-type="float">
            <text:p>9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D30]" office:value-type="float" office:value="9" calcext:value-type="float">
            <text:p>9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D31]" office:value-type="float" office:value="9" calcext:value-type="float">
            <text:p>9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6" office:value-type="float" office:value="16000" calcext:value-type="float">
            <text:p>160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D32]" office:value-type="float" office:value="9" calcext:value-type="float">
            <text:p>9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6" office:value-type="float" office:value="16000" calcext:value-type="float">
            <text:p>160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D33]" office:value-type="float" office:value="9" calcext:value-type="float">
            <text:p>9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6" office:value-type="float" office:value="16000" calcext:value-type="float">
            <text:p>160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D34]" office:value-type="float" office:value="9" calcext:value-type="float">
            <text:p>9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6" office:value-type="float" office:value="16000" calcext:value-type="float">
            <text:p>160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D35]" office:value-type="float" office:value="9" calcext:value-type="float">
            <text:p>9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6" office:value-type="float" office:value="16000" calcext:value-type="float">
            <text:p>160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D36]" office:value-type="float" office:value="9" calcext:value-type="float">
            <text:p>9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6" office:value-type="float" office:value="21000" calcext:value-type="float">
            <text:p>210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D37]" office:value-type="float" office:value="9" calcext:value-type="float">
            <text:p>9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6" office:value-type="float" office:value="21000" calcext:value-type="float">
            <text:p>210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D38]" office:value-type="float" office:value="9" calcext:value-type="float">
            <text:p>9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6" office:value-type="float" office:value="21000" calcext:value-type="float">
            <text:p>210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D39]" office:value-type="float" office:value="9" calcext:value-type="float">
            <text:p>9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6" office:value-type="float" office:value="21000" calcext:value-type="float">
            <text:p>210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D40]" office:value-type="float" office:value="9" calcext:value-type="float">
            <text:p>9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6" office:value-type="float" office:value="21000" calcext:value-type="float">
            <text:p>21000</text:p>
          </table:table-cell>
          <table:table-cell table:style-name="ce7" office:value-type="float" office:value="9" calcext:value-type="float">
            <text:p>9</text:p>
          </table:table-cell>
          <table:table-cell table:style-name="ce2" table:formula="of:=[.D41]" office:value-type="float" office:value="9" calcext:value-type="float">
            <text:p>9</text:p>
          </table:table-cell>
          <table:table-cell table:style-name="ce5" office:value-type="string" calcext:value-type="string">
            <text:p>ground_truth</text:p>
          </table:table-cell>
          <table:table-cell table:number-columns-repeated="58"/>
        </table:table-row>
        <table:table-row table:style-name="ro2" table:number-rows-repeated="104853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7">00/00/0000</text:date>, <text:time style:data-style-name="N2" text:time-value="22:08:59.4275684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500ms" style:display-name="PageStyle_500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0ms" style:display-name="PageStyle_100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800ms" style:display-name="PageStyle_800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300ms" style:display-name="PageStyle_1300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100ms" style:display-name="PageStyle_2100m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2T20:13:26</meta:creation-date>
    <dc:date>2022-04-27T22:10:16.064231327</dc:date>
    <meta:generator>LibreOffice/6.4.7.2$Linux_X86_64 LibreOffice_project/40$Build-2</meta:generator>
    <meta:editing-duration>PT15M5S</meta:editing-duration>
    <meta:editing-cycles>6</meta:editing-cycles>
    <meta:document-statistic meta:table-count="5" meta:cell-count="990" meta:object-count="0"/>
    <meta:user-defined meta:name="AppVersion">16.0300</meta:user-defined>
  </office:meta>
</office:document-meta>
</file>